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8000000181D5A9BB1.png" manifest:media-type="image/png"/>
  <manifest:file-entry manifest:full-path="Pictures/100000010000001800000018CC3CCA58.png" manifest:media-type="image/png"/>
  <manifest:file-entry manifest:full-path="Pictures/100006EB0000027B0000027B23EEC002.svg" manifest:media-type="image/svg+xml"/>
  <manifest:file-entry manifest:full-path="Pictures/1000069C00000295000002950B6AADC8.svg" manifest:media-type="image/svg+xml"/>
  <manifest:file-entry manifest:full-path="Pictures/1000000100000019000000194340F97F.png" manifest:media-type="image/png"/>
  <manifest:file-entry manifest:full-path="Pictures/10000001000009EC0000059517A0B7F1.png" manifest:media-type="image/png"/>
  <manifest:file-entry manifest:full-path="Pictures/100009930000027B0000027B5401CD93.svg" manifest:media-type="image/svg+xml"/>
  <manifest:file-entry manifest:full-path="Pictures/10000001000009EC00000595598A30A0.png" manifest:media-type="image/png"/>
  <manifest:file-entry manifest:full-path="Pictures/10000001000009EC0000059546C14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osc23slide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osc23slide1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osc23slide2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vertical-align="middle" draw:auto-grow-height="true" draw:auto-grow-width="false" fo:max-height="0cm" fo:min-height="1.3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openSUSE-title-title">
      <style:graphic-properties fo:min-height="6.097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title">
      <style:graphic-properties draw:auto-grow-height="true" fo:min-height="2.628cm" loext:decorative="false"/>
      <style:paragraph-properties style:writing-mode="lr-tb"/>
    </style:style>
    <style:style style:name="pr8" style:family="presentation" style:parent-style-name="openSUSE-title-outline1">
      <style:graphic-properties fo:min-height="8.882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6.097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loext:graphic-properties draw:fill="none" draw:fill-color="#ffffff"/>
      <style:text-properties fo:font-size="24pt" fo:font-weight="normal" style:font-weight-asian="bold" style:font-weight-complex="bold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4.7999992370605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8.7999992370605pt"/>
    </style:style>
    <style:style style:name="T1" style:family="text">
      <style:text-properties fo:font-size="24pt" fo:font-weight="normal" style:font-weight-asian="bold" style:font-weight-complex="bold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671cm" svg:y="1.778cm" presentation:class="title" presentation:user-transformed="true">
          <draw:text-box>
            <text:p>Leap Micro 6.0 &amp;<text:line-break/>Leap 16.0</text:p>
          </draw:text-box>
        </draw:frame>
        <draw:frame presentation:style-name="pr2" draw:text-style-name="P1" draw:layer="layout" svg:width="16.261cm" svg:height="5.197cm" svg:x="10.671cm" svg:y="7.875cm" presentation:class="subtitle" presentation:placeholder="true" presentation:user-transformed="true">
          <draw:text-box/>
        </draw:frame>
        <draw:frame draw:style-name="gr1" draw:text-style-name="P2" draw:layer="layout" svg:width="10.931cm" svg:height="1.62cm" svg:x="0.508cm" svg:y="5.504cm">
          <draw:text-box>
            <text:p><text:span text:style-name="T1">openSUSE Conference</text:span></text:p>
          </draw:text-box>
        </draw:frame>
        <draw:frame draw:style-name="gr2" draw:text-style-name="P3" draw:layer="layout" svg:width="10.31cm" svg:height="1.665cm" svg:x="18.587cm" svg:y="14.36cm">
          <draw:text-box>
            <text:p><text:span text:style-name="T2">opensuse-project@opensuse.org</text:span></text:p>
          </draw:text-box>
        </draw:frame>
        <draw:frame draw:style-name="gr3" draw:text-style-name="P4" draw:layer="layout" svg:width="0.66cm" svg:height="0.66cm" svg:x="17.725cm" svg:y="14.967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4340F97F.png" xlink:type="simple" xlink:show="embed" xlink:actuate="onLoad" draw:mime-type="image/png"/>
        </draw:frame>
        <draw:frame draw:style-name="gr3" draw:text-style-name="P4" draw:layer="layout" svg:width="0.634cm" svg:height="0.634cm" svg:x="0.709cm" svg:y="14.978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CC3CCA58.png" xlink:type="simple" xlink:show="embed" xlink:actuate="onLoad" draw:mime-type="image/png"/>
        </draw:frame>
        <draw:frame draw:style-name="gr3" draw:text-style-name="P4" draw:layer="layout" svg:width="0.634cm" svg:height="0.634cm" svg:x="8.936cm" svg:y="14.978cm">
          <draw:image xlink:href="Pictures/100006EB0000027B0000027B23EEC002.svg" xlink:type="simple" xlink:show="embed" xlink:actuate="onLoad" draw:mime-type="image/svg+xml">
            <text:p/>
          </draw:image>
          <draw:image xlink:href="Pictures/1000000100000018000000181D5A9BB1.png" xlink:type="simple" xlink:show="embed" xlink:actuate="onLoad" draw:mime-type="image/png"/>
        </draw:frame>
        <draw:frame draw:style-name="gr4" draw:text-style-name="P3" draw:layer="layout" svg:width="2.439cm" svg:height="0.958cm" svg:x="1.371cm" svg:y="14.792cm">
          <draw:text-box>
            <text:p><text:span text:style-name="T2">oSC24</text:span></text:p>
          </draw:text-box>
        </draw:frame>
        <draw:frame draw:style-name="gr2" draw:text-style-name="P3" draw:layer="layout" svg:width="5.855cm" svg:height="1.665cm" svg:x="9.57cm" svg:y="14.376cm">
          <draw:text-box>
            <text:p><text:span text:style-name="T2">@openSUSE</text:span></text:p>
          </draw:text-box>
        </draw:frame>
        <presentation:notes draw:style-name="dp2">
          <draw:page-thumbnail draw:style-name="gr5" draw:layer="layout" svg:width="20.354cm" svg:height="10.476cm" svg:x="0.616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2.628cm" svg:x="1.399cm" svg:y="0.628cm" presentation:class="title" presentation:placeholder="true" presentation:user-transformed="true">
          <draw:text-box/>
        </draw:frame>
        <draw:frame presentation:style-name="pr8" draw:layer="layout" svg:width="21.214cm" svg:height="9.133cm" svg:x="1.399cm" svg:y="3.685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20.354cm" svg:height="10.476cm" svg:x="0.616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5" draw:master-page-name="openSUSE-title" presentation:presentation-page-layout-name="AL2T1">
        <office:forms form:automatic-focus="false" form:apply-design-mode="false"/>
        <draw:frame presentation:style-name="pr9" draw:layer="layout" svg:width="16.261cm" svg:height="6.097cm" svg:x="3.43cm" svg:y="1.408cm" presentation:class="title" presentation:placeholder="true" presentation:user-transformed="true">
          <draw:text-box/>
        </draw:frame>
        <draw:frame presentation:style-name="pr10" draw:layer="layout" svg:width="16.261cm" svg:height="5.197cm" svg:x="3.43cm" svg:y="7.50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20.354cm" svg:height="10.476cm" svg:x="0.616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fill-image draw:name="osc23slide" xlink:href="Pictures/10000001000009EC00000595598A30A0.png" xlink:type="simple" xlink:show="embed" xlink:actuate="onLoad"/>
    <draw:fill-image draw:name="osc23slide1" xlink:href="Pictures/10000001000009EC0000059546C14145.png" xlink:type="simple" xlink:show="embed" xlink:actuate="onLoad"/>
    <draw:fill-image draw:name="osc23slide2" xlink:href="Pictures/10000001000009EC0000059517A0B7F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11:21.464920021</meta:creation-date>
    <dc:date>2024-06-24T23:15:20.857580503</dc:date>
    <meta:editing-duration>PT12M1S</meta:editing-duration>
    <meta:editing-cycles>4</meta:editing-cycles>
    <meta:generator>LibreOffice/24.2.1.2$Linux_X86_64 LibreOffice_project/420$Build-2</meta:generator>
    <meta:document-statistic meta:object-count="66"/>
  </office:meta>
</office:document-meta>
</file>